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9]=&quot;&quot;;&quot;&quot;;ROW([.B59])-1)" office:value-type="float" office:value="58" calcext:value-type="float">
            <text:p>58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Overview: Core Concepts and Architectu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0]=&quot;&quot;;&quot;&quot;;ROW([.B60])-1)" office:value-type="float" office:value="59" calcext:value-type="float">
            <text:p>59</text:p>
          </table:table-cell>
          <table:table-cell office:value-type="date" office:date-value="2026-02-19" calcext:value-type="date">
            <text:p>19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rom Relational Model (SQL) to MongoDB’s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1]=&quot;&quot;;&quot;&quot;;ROW([.B61])-1)" office:value-type="float" office:value="60" calcext:value-type="float">
            <text:p>60</text:p>
          </table:table-cell>
          <table:table-cell office:value-type="date" office:date-value="2026-03-01" calcext:value-type="date">
            <text:p>01/03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omine Administração de Bancos de Dados com DB2 IB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3-01T15:58:58.011361628</dc:date>
    <meta:editing-duration>PT1H14M14S</meta:editing-duration>
    <meta:editing-cycles>32</meta:editing-cycles>
    <meta:generator>LibreOffice/7.3.7.2$Linux_X86_64 LibreOffice_project/30$Build-2</meta:generator>
    <meta:document-statistic meta:table-count="1" meta:cell-count="427" meta:object-count="0"/>
  </office:meta>
</office:document-meta>
</file>